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font-name="Open Sans" fo:letter-spacing="normal" fo:font-style="normal" fo:font-weight="normal" officeooo:rsid="0000a09f" officeooo:paragraph-rsid="0000a09f"/>
    </style:style>
    <style:style style:name="P2" style:family="paragraph" style:parent-style-name="Standard">
      <style:text-properties officeooo:rsid="0000a09f" officeooo:paragraph-rsid="0000a0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www.edureka.co/blog/ai-vs-machine-learning-vs-deep-learning/" text:style-name="Internet_20_link" text:visited-style-name="Visited_20_Internet_20_Link">https://www.edureka.co/blog/ai-vs-machine-learning-vs-deep-learning/</text:a></text:p>
      <text:p text:style-name="P2"/>
      <text:p text:style-name="P2">******************************************************************************</text:p>
      <text:h text:style-name="P1" text:outline-level="1">AI vs Machine Learning vs Deep Learning</text:h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12-11T01:19:06.500000000</dc:date>
    <meta:editing-duration>PT3M18S</meta:editing-duration>
    <meta:editing-cycles>1</meta:editing-cycles>
    <meta:document-statistic meta:table-count="0" meta:image-count="0" meta:object-count="0" meta:page-count="1" meta:paragraph-count="3" meta:word-count="9" meta:character-count="185" meta:non-whitespace-character-count="179"/>
  </office:meta>
</office:document-meta>
</file>